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ans" officeooo:rsid="001b4781" officeooo:paragraph-rsid="001b4781"/>
    </style:style>
    <style:style style:name="P2" style:family="paragraph" style:parent-style-name="Standard">
      <style:paragraph-properties fo:text-align="justify" style:justify-single-word="false"/>
      <style:text-properties style:font-name="Liberation Sans" officeooo:rsid="001b4781" officeooo:paragraph-rsid="001b4781"/>
    </style:style>
    <style:style style:name="P3" style:family="paragraph" style:parent-style-name="Standard" style:list-style-name="L5">
      <style:paragraph-properties fo:text-align="justify" style:justify-single-word="false"/>
      <style:text-properties style:font-name="Liberation Sans" officeooo:rsid="001b4781" officeooo:paragraph-rsid="001b4781"/>
    </style:style>
    <style:style style:name="P4" style:family="paragraph" style:parent-style-name="Standard" style:list-style-name="L6">
      <style:paragraph-properties fo:text-align="justify" style:justify-single-word="false"/>
      <style:text-properties style:font-name="Liberation Sans" officeooo:rsid="001b4781" officeooo:paragraph-rsid="001b4781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8pt" fo:font-weight="bold" officeooo:rsid="001b4781" officeooo:paragraph-rsid="001b4781" style:font-weight-asian="bold" style:font-weight-complex="bold"/>
    </style:style>
    <style:style style:name="P6" style:family="paragraph" style:parent-style-name="Standard">
      <style:paragraph-properties fo:text-align="center" style:justify-single-word="false" fo:break-before="page"/>
      <style:text-properties style:font-name="Liberation Sans" fo:font-size="18pt" fo:font-weight="bold" officeooo:rsid="001b4781" officeooo:paragraph-rsid="001b4781" style:font-weight-asian="bold" style:font-weight-complex="bold"/>
    </style:style>
    <style:style style:name="P7" style:family="paragraph" style:parent-style-name="Standard">
      <style:paragraph-properties fo:text-align="center" style:justify-single-word="false" fo:break-before="page"/>
      <style:text-properties style:font-name="Liberation Sans" fo:font-size="18pt" fo:font-weight="bold" officeooo:rsid="001b4781" officeooo:paragraph-rsid="001b4781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weight="normal" officeooo:rsid="001b4781" officeooo:paragraph-rsid="001b4781" style:font-weight-asian="normal" style:font-weight-complex="normal"/>
    </style:style>
    <style:style style:name="P9" style:family="paragraph" style:parent-style-name="Standard" style:list-style-name="L7">
      <style:paragraph-properties fo:text-align="justify" style:justify-single-word="false"/>
      <style:text-properties style:font-name="Liberation Sans" fo:font-weight="normal" officeooo:rsid="001b4781" officeooo:paragraph-rsid="001b4781" style:font-weight-asian="normal" style:font-weight-complex="normal"/>
    </style:style>
    <style:style style:name="P10" style:family="paragraph" style:parent-style-name="Standard" style:list-style-name="L8">
      <style:paragraph-properties fo:text-align="justify" style:justify-single-word="false"/>
      <style:text-properties style:font-name="Liberation Sans" fo:font-weight="normal" officeooo:rsid="001b4781" officeooo:paragraph-rsid="001b4781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fo:font-weight="bold" officeooo:rsid="001b4781" officeooo:paragraph-rsid="001b4781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1b4781" officeooo:paragraph-rsid="001b4781" style:font-size-asian="12pt" style:font-weight-asian="normal" style:font-size-complex="12pt" style:font-weight-complex="normal"/>
    </style:style>
    <style:style style:name="P13" style:family="paragraph" style:parent-style-name="Standard" style:list-style-name="L9">
      <style:paragraph-properties fo:text-align="justify" style:justify-single-word="false"/>
      <style:text-properties style:font-name="Liberation Sans" fo:font-size="12pt" style:text-underline-style="none" fo:font-weight="normal" officeooo:rsid="001b4781" officeooo:paragraph-rsid="001b4781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fo:font-size="12pt" style:text-underline-style="solid" style:text-underline-width="auto" style:text-underline-color="font-color" fo:font-weight="bold" officeooo:rsid="001b4781" officeooo:paragraph-rsid="001b4781" style:font-size-asian="12pt" style:font-weight-asian="bold" style:font-size-complex="12pt" style:font-weight-complex="bold"/>
    </style:style>
    <style:style style:name="P15" style:family="paragraph" style:parent-style-name="Table_20_Contents" style:list-style-name="L1">
      <style:paragraph-properties fo:text-align="justify" style:justify-single-word="false"/>
      <style:text-properties style:font-name="Liberation Sans" fo:font-size="12pt" style:text-underline-style="none" fo:font-weight="normal" officeooo:rsid="001b4781" officeooo:paragraph-rsid="001b4781" style:font-size-asian="12pt" style:font-weight-asian="normal" style:font-size-complex="12pt" style:font-weight-complex="normal"/>
    </style:style>
    <style:style style:name="P16" style:family="paragraph" style:parent-style-name="Table_20_Contents" style:list-style-name="L2">
      <style:paragraph-properties fo:text-align="justify" style:justify-single-word="false"/>
      <style:text-properties style:font-name="Liberation Sans" fo:font-size="12pt" style:text-underline-style="none" fo:font-weight="normal" officeooo:rsid="001b4781" officeooo:paragraph-rsid="001b4781" style:font-size-asian="12pt" style:font-weight-asian="normal" style:font-size-complex="12pt" style:font-weight-complex="normal"/>
    </style:style>
    <style:style style:name="P17" style:family="paragraph" style:parent-style-name="Table_20_Contents" style:list-style-name="L3">
      <style:paragraph-properties fo:text-align="justify" style:justify-single-word="false"/>
      <style:text-properties style:font-name="Liberation Sans" fo:font-size="12pt" style:text-underline-style="none" fo:font-weight="normal" officeooo:rsid="001b4781" officeooo:paragraph-rsid="001b4781" style:font-size-asian="12pt" style:font-weight-asian="normal" style:font-size-complex="12pt" style:font-weight-complex="normal"/>
    </style:style>
    <style:style style:name="P18" style:family="paragraph" style:parent-style-name="Table_20_Contents" style:list-style-name="L4">
      <style:paragraph-properties fo:text-align="justify" style:justify-single-word="false"/>
      <style:text-properties style:font-name="Liberation Sans" fo:font-size="12pt" style:text-underline-style="none" fo:font-weight="normal" officeooo:rsid="001b4781" officeooo:paragraph-rsid="001b4781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APA MENTAL</text:p>
      <text:p text:style-name="P1"/>
      <text:p text:style-name="P2">O QUE?</text:p>
      <text:list text:style-name="L5">
        <text:list-item>
          <text:p text:style-name="P3">Organizar palestras e/ou cursos relacionados à questões de segurança, primeiros socorros e etc;</text:p>
        </text:list-item>
        <text:list-item>
          <text:p text:style-name="P3">Auxiliar o grupo de “Cursos Complementares” do Estágio Voluntário da Fatec Zona Leste com a produção do conteúdo;</text:p>
        </text:list-item>
        <text:list-item>
          <text:p text:style-name="P3">Realizar a divulgação destes eventos.</text:p>
        </text:list-item>
      </text:list>
      <text:p text:style-name="P2"/>
      <text:p text:style-name="P2">POR QUÊ?</text:p>
      <text:list text:style-name="L6">
        <text:list-item>
          <text:p text:style-name="P4">Para fornecer conhecimentos essenciais sobre o que fazer em situações de emergência;</text:p>
        </text:list-item>
        <text:list-item>
          <text:p text:style-name="P4">Para conscientizar sobre a prevenção acidentes e problemas que podem acarretar situações de perigo.</text:p>
        </text:list-item>
      </text:list>
      <text:p text:style-name="P2"/>
      <text:p text:style-name="P8">PARA QUEM?</text:p>
      <text:list text:style-name="L7">
        <text:list-item>
          <text:p text:style-name="P9">Para os alunos e funcionários da Fatec Zona Leste.</text:p>
        </text:list-item>
      </text:list>
      <text:p text:style-name="P8"/>
      <text:p text:style-name="P8">COMO FAZER?</text:p>
      <text:list text:style-name="L8">
        <text:list-item>
          <text:p text:style-name="P10">Entrar em contato com especialistas no assunto (bombeiros, agentes de saúde e etc);</text:p>
        </text:list-item>
        <text:list-item>
          <text:p text:style-name="P10">Requerer a documentação necessária para o convite destes profissionais com a CIPA da Fatec Zona Leste;</text:p>
        </text:list-item>
        <text:list-item>
          <text:p text:style-name="P10">Encaminhar estes profissionais para os estagiários desenvolverem o evento;</text:p>
        </text:list-item>
        <text:list-item>
          <text:p text:style-name="P10">Divulgar o evento para os demais membros da Fatec Zona Leste por meio de comunicados, cartazes e pelas redes sociais.</text:p>
        </text:list-item>
      </text:list>
      <text:p text:style-name="P8"/>
      <text:p text:style-name="P6">MATRIZ SWOT</text:p>
      <text:p text:style-name="P11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4">FORÇAS</text:p>
            <text:p text:style-name="P14"/>
            <text:list xml:id="list770037606" text:style-name="L1">
              <text:list-item>
                <text:p text:style-name="P15">Assuntos relevantes e importantes</text:p>
              </text:list-item>
              <text:list-item>
                <text:p text:style-name="P15">Disponibilidade de mão de obra</text:p>
              </text:list-item>
              <text:list-item>
                <text:p text:style-name="P15">Baixo custo de realização</text:p>
                <text:p text:style-name="P15"/>
              </text:list-item>
            </text:list>
          </table:table-cell>
          <table:table-cell table:style-name="Tabela1.B1" office:value-type="string">
            <text:p text:style-name="P14">FRAQUEZAS</text:p>
            <text:p text:style-name="P14"/>
            <text:list xml:id="list1602580873" text:style-name="L2">
              <text:list-item>
                <text:p text:style-name="P16">Disponibilidade de horários</text:p>
              </text:list-item>
              <text:list-item>
                <text:p text:style-name="P16">Limitação de recursos físicos</text:p>
              </text:list-item>
              <text:list-item>
                <text:p text:style-name="P16">Dependência de muitos terceiros</text:p>
              </text:list-item>
            </text:list>
          </table:table-cell>
        </table:table-row>
        <table:table-row>
          <table:table-cell table:style-name="Tabela1.A2" office:value-type="string">
            <text:p text:style-name="P14">OPORTUNIDADES</text:p>
            <text:p text:style-name="P14"/>
            <text:list xml:id="list3788306702" text:style-name="L3">
              <text:list-item>
                <text:p text:style-name="P17">Histórico da organização</text:p>
              </text:list-item>
              <text:list-item>
                <text:p text:style-name="P17">Obrigatoriedade de resposta dos envolvidos</text:p>
              </text:list-item>
              <text:list-item>
                <text:p text:style-name="P17">Calendário da CIPA</text:p>
                <text:p text:style-name="P17"/>
              </text:list-item>
            </text:list>
          </table:table-cell>
          <table:table-cell table:style-name="Tabela1.B2" office:value-type="string">
            <text:p text:style-name="P14">AMEAÇAS</text:p>
            <text:p text:style-name="P14"/>
            <text:list xml:id="list1515072411" text:style-name="L4">
              <text:list-item>
                <text:p text:style-name="P18">Excesso de burocracia</text:p>
              </text:list-item>
              <text:list-item>
                <text:p text:style-name="P18">Dificuldade de acesso a profissionais</text:p>
              </text:list-item>
              <text:list-item>
                <text:p text:style-name="P18">Aversão do público aos assuntos</text:p>
                <text:p text:style-name="P18"/>
              </text:list-item>
            </text:list>
          </table:table-cell>
        </table:table-row>
      </table:table>
      <text:p text:style-name="P11"/>
      <text:p text:style-name="P7">ODS</text:p>
      <text:p text:style-name="P12"/>
      <text:p text:style-name="P12">Sendo um projeto que visa conscientizar e educar as pessoas sobre medidas de segurança, prevenção de acidentes, prestação de socorros e afins, os ODS’s que podem ser atingidos no processo são:</text:p>
      <text:list text:style-name="L9">
        <text:list-item>
          <text:p text:style-name="P13"><text:span text:style-name="T1">3 – Saúde e Bem Estar</text:span>: Trata-se de um projeto que visa a segurança, integridade e a saúde das pessoas envolvidas que, por muitas vezes, não tem o conhecimento necessário para manter estas conformidades;</text:p>
        </text:list-item>
        <text:list-item>
          <text:p text:style-name="P13"><text:span text:style-name="T1">16 – Paz, Justiça e Instituições eficazes</text:span> e <text:span text:style-name="T1">17 – Parcerias e meios de implementação</text:span>: O projeto necessita e faz uso de diversas instituições públicas e que tem como dever manter a paz e o bem-estar dos indivíduos – porém, ainda existe uma má reputação a respeito de tais instituições que é sentida pela população, sobretudo pela sua parcela mais pobre – então, sendo o projeto um sucesso, pode-se criar uma boa imagem para as instituições e até mesmo uma continuação e evolução na aplicação de projetos do tipo.</text:p>
        </text:list-item>
      </text:list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17:30:06.108995636</meta:creation-date>
    <dc:date>2023-03-19T18:12:46.142700148</dc:date>
    <meta:editing-duration>PT42M43S</meta:editing-duration>
    <meta:editing-cycles>1</meta:editing-cycles>
    <meta:document-statistic meta:table-count="1" meta:image-count="0" meta:object-count="0" meta:page-count="3" meta:paragraph-count="39" meta:word-count="370" meta:character-count="2228" meta:non-whitespace-character-count="1916"/>
    <meta:generator>LibreOffice/7.5.1.2$Linux_X86_64 LibreOffice_project/50$Build-2</meta:generator>
  </office:meta>
</office:document-meta>
</file>